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fo:text-align="center" style:justify-single-word="false" fo:widows="1" fo:text-indent="0in" style:auto-text-indent="false"/>
      <style:text-properties fo:font-variant="normal" fo:text-transform="none" fo:color="#000000" style:font-name="verdana" fo:font-size="21pt" fo:letter-spacing="normal" fo:font-style="normal" fo:font-weight="normal"/>
    </style:style>
    <style:style style:name="P2" style:family="paragraph" style:parent-style-name="Standard">
      <style:paragraph-properties fo:margin-left="0in" fo:margin-right="0in" fo:margin-top="0in" fo:margin-bottom="0in" fo:text-align="justify" style:justify-single-word="false" fo:widows="1" fo:text-indent="0in" style:auto-text-indent="false"/>
      <style:text-properties fo:font-variant="normal" fo:text-transform="none" fo:color="#000000" style:font-name="Times New Roman1" fo:font-size="11pt" fo:letter-spacing="normal" fo:font-style="normal" fo:font-weight="normal"/>
    </style:style>
    <style:style style:name="P3" style:family="paragraph" style:parent-style-name="Standard">
      <style:paragraph-properties fo:margin-top="0in" fo:margin-bottom="0in" fo:text-align="justify" style:justify-single-word="false" fo:widows="1"/>
    </style:style>
    <style:style style:name="P4" style:family="paragraph" style:parent-style-name="Standard">
      <style:paragraph-properties fo:margin-top="0in" fo:margin-bottom="0in" fo:text-align="justify" style:justify-single-word="false" fo:widows="1"/>
      <style:text-properties fo:font-variant="normal" fo:text-transform="none" fo:color="#000000" style:font-name="Times New Roman1" fo:font-size="11pt" fo:letter-spacing="normal" fo:font-style="normal" fo:font-weight="normal"/>
    </style:style>
    <style:style style:name="T1" style:family="text">
      <style:text-properties fo:font-variant="normal" fo:text-transform="none" fo:color="#000000" style:font-name="Times New Roman1" fo:font-size="11pt" fo:letter-spacing="normal" fo:font-style="normal"/>
    </style:style>
    <style:style style:name="T2" style:family="text">
      <style:text-properties fo:font-variant="normal" fo:text-transform="none" fo:color="#000000" style:font-name="Times New Roman1" fo:font-size="11pt" fo:letter-spacing="normal" fo:font-style="normal" fo:font-weight="normal"/>
    </style:style>
    <style:style style:name="T3" style:family="text">
      <style:text-properties fo:font-variant="normal" fo:text-transform="none" fo:color="#000000" style:font-name="Times New Roman1" fo:font-size="11pt" fo:letter-spacing="normal" fo:font-style="normal" fo:font-weight="bold" style:font-weight-asian="bold" style:font-weight-complex="bold"/>
    </style:style>
    <style:style style:name="T4" style:family="text">
      <style:text-properties fo:font-variant="normal" fo:text-transform="none" fo:color="#000000" style:font-name="Times New Roman1" fo:letter-spacing="normal" fo:font-style="normal" fo:font-weight="bold" style:font-weight-asian="bold" style:font-weight-complex="bold"/>
    </style:style>
    <style:style style:name="T5" style:family="text">
      <style:text-properties fo:font-variant="normal" fo:text-transform="none" fo:color="#000000" style:font-name="Times New Roman1" fo:letter-spacing="normal" fo:font-style="normal" fo:font-weight="normal"/>
    </style:style>
    <style:style style:name="T6" style:family="text">
      <style:text-properties fo:font-variant="normal" fo:text-transform="none" fo:color="#000000" style:font-name="Times New Roman1" fo:font-size="14pt" fo:letter-spacing="normal" fo:font-style="normal" fo:font-weight="bold" style:font-size-asian="14pt" style:font-weight-asian="bold" style:font-size-complex="14pt" style:font-weight-complex="bold"/>
    </style:style>
    <style:style style:name="T7" style:family="text">
      <style:text-properties fo:font-variant="normal" fo:text-transform="none" fo:color="#000000" style:font-name="Times New Roman1" fo:font-size="14pt" fo:letter-spacing="normal" fo:font-style="normal" fo:font-weight="normal" style:font-size-asian="14pt" style:font-size-complex="14pt"/>
    </style:style>
    <style:style style:name="T8" style:family="text">
      <style:text-properties fo:font-variant="normal" fo:text-transform="none" fo:color="#000000" style:font-name="Times New Roman1" fo:font-size="14pt" fo:letter-spacing="normal" fo:font-style="normal" style:font-size-asian="14pt" style:font-size-complex="14pt"/>
    </style:style>
    <style:style style:name="T9" style:family="text">
      <style:text-properties fo:font-variant="normal" fo:text-transform="none" fo:color="#000000" style:font-name="Times New Roman1" fo:font-size="16pt" fo:letter-spacing="normal" fo:font-style="normal" fo:font-weight="bold" style:font-size-asian="16pt" style:font-weight-asian="bold" style:font-size-complex="16pt" style:font-weight-complex="bold"/>
    </style:style>
    <style:style style:name="T10" style:family="text">
      <style:text-properties fo:font-variant="normal" fo:text-transform="none" fo:color="#000000" fo:letter-spacing="normal"/>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rrell Equipment &amp; Supply Co., Inc.</text:p>
      <text:p text:style-name="P1">Privacy Policy</text:p>
      <text:section text:style-name="Sect1" text:name="ppBody">
        <text:p text:style-name="P2">This privacy policy has been compiled to better serve those who are concerned with how their 'Personally identifiable information' (PII) is being used online. PII, as used in US privacy law and information security, is information that can be used on its own or with other information to identify, contact, or locate a single person, or to identify an individual in context. Please read our privacy policy carefully to get a clear understanding of how we collect, use, protect or otherwise handle your Personally Identifiable Information in accordance with our website.</text:p>
        <text:p text:style-name="P3"><text:bookmark text:name="infoCo"/></text:p>
        <text:p text:style-name="P3"><text:span text:style-name="Strong_20_Emphasis"><text:span text:style-name="T6">What personal information do we collect from the people that visit our website?</text:span></text:span></text:p>
        <text:p text:style-name="P3"/>
        <text:p text:style-name="P4">When ordering or registering on our site, as appropriate, you may be asked to enter your name, email address, mailing address, phone number or other details to help you with your experience.</text:p>
        <text:p text:style-name="P3"/>
        <text:p text:style-name="P3"><text:span text:style-name="Strong_20_Emphasis"><text:span text:style-name="T6">When do we collect information?</text:span></text:span></text:p>
        <text:p text:style-name="P3"/>
        <text:p text:style-name="P4">We collect information from you when you place an order, fill out a form or enter information on our site.</text:p>
        <text:p text:style-name="P3"><text:bookmark text:name="infoUs"/></text:p>
        <text:p text:style-name="P3"><text:span text:style-name="Strong_20_Emphasis"><text:span text:style-name="T6">How do we use your information?</text:span></text:span></text:p>
        <text:p text:style-name="P3"/>
        <text:p text:style-name="P4">We may use the information we collect from you when you register, make a purchase, sign up for our newsletter, respond to a survey or marketing communication, surf the website, or use certain other site features in the following ways:</text:p>
        <text:p text:style-name="P3"><text:span text:style-name="T10">      </text:span><text:span text:style-name="Strong_20_Emphasis"><text:span text:style-name="T10">•</text:span></text:span><text:span text:style-name="T10"> </text:span><text:span text:style-name="T2">To allow us to better service you in responding to your customer service requests.</text:span></text:p>
        <text:p text:style-name="P3"><text:span text:style-name="T10">      </text:span><text:span text:style-name="Strong_20_Emphasis"><text:span text:style-name="T10">•</text:span></text:span><text:span text:style-name="T10"> </text:span><text:span text:style-name="T2">To quickly process your transactions.</text:span></text:p>
        <text:p text:style-name="P3"><text:bookmark text:name="infoPro"/></text:p>
        <text:p text:style-name="P3"><text:span text:style-name="Strong_20_Emphasis"><text:span text:style-name="T6">How do we protect visitor information?</text:span></text:span></text:p>
        <text:p text:style-name="P3"/>
        <text:p text:style-name="P4">Our website is scanned on a regular basis for security holes and known vulnerabilities in order to make your visit to our site as safe as possible.</text:p>
        <text:p text:style-name="P4">We use regular Malware Scanning.</text:p>
        <text:p text:style-name="P4">Your personal information is contained behind secured networks and is only accessible by a limited number of persons who have special access rights to such systems, and are required to keep the information confidential. In addition, all sensitive/credit information you supply is encrypted via Secure Socket Layer (SSL) technology.</text:p>
        <text:p text:style-name="P3"/>
        <text:p text:style-name="P4">We implement a variety of security measures when a user enters, submits, or accesses their information to maintain the safety of your personal information.</text:p>
        <text:p text:style-name="P3"/>
        <text:p text:style-name="P4">All transactions are processed through a gateway provider and are not stored or processed on our servers.</text:p>
        <text:p text:style-name="P3"><text:bookmark text:name="coUs"/></text:p>
        <text:p text:style-name="P3"><text:span text:style-name="Strong_20_Emphasis"><text:span text:style-name="T6">Do we use 'cookies'?</text:span></text:span></text:p>
        <text:p text:style-name="P3"/>
        <text:p text:style-name="P4">We do not use cookies for tracking purposes</text:p>
        <text:p text:style-name="P4"><text:line-break/>You can choose to have your computer warn you each time a cookie is being sent, or you can choose to turn off all cookies. You do this through your browser (like Internet Explorer) settings. Each browser is a little different, so look at your browser's Help menu to learn the correct way to modify your cookies.</text:p>
        <text:p text:style-name="P3"/>
        <text:p text:style-name="P4"><text:soft-page-break/>If you disable cookies off, some features will be disabled that make your site experience more efficient and some of our services will not function properly.</text:p>
        <text:p text:style-name="P3"/>
        <text:p text:style-name="P4">However, you can still place orders .</text:p>
        <text:p text:style-name="P3"><text:bookmark text:name="trDi"/></text:p>
        <text:p text:style-name="P3"><text:span text:style-name="Strong_20_Emphasis"><text:span text:style-name="T9">Third Party Disclosure</text:span></text:span></text:p>
        <text:p text:style-name="P3"/>
        <text:p text:style-name="P4">We do not sell, trade, or otherwise transfer to outside parties your personally identifiable information unless we provide you with advance notice. This does not include website hosting partners and other parties who assist us in operating our website, conducting our business, or servicing you, so long as those parties agree to keep this information confidential. We may also release your information when we believe release is appropriate to comply with the law, enforce our site policies, or protect ours or others' rights, property, or safety. <text:line-break/><text:line-break/>However, non-personally identifiable visitor information may be provided to other parties for marketing, advertising, or other uses.</text:p>
        <text:p text:style-name="P3"><text:bookmark text:name="trLi"/></text:p>
        <text:p text:style-name="P3"><text:span text:style-name="Strong_20_Emphasis"><text:span text:style-name="T6">Third party links</text:span></text:span></text:p>
        <text:p text:style-name="P3"/>
        <text:p text:style-name="P4">We do not include or offer third party products or services on our website.</text:p>
        <text:p text:style-name="P3"><text:bookmark text:name="gooAd"/></text:p>
        <text:p text:style-name="P3"><text:span text:style-name="Strong_20_Emphasis"><text:span text:style-name="T6">Google</text:span></text:span></text:p>
        <text:p text:style-name="P3"/>
        <text:p text:style-name="P4">Google's advertising requirements can be summed up by Google's Advertising Principles. They are put in place to provide a positive experience for users. https://support.google.com/adwordspolicy/answer/1316548?hl=en </text:p>
        <text:p text:style-name="P4">We have not enabled Google AdSense on our site but we may do so in the future.</text:p>
        <text:p text:style-name="P3"><text:bookmark text:name="calOppa"/></text:p>
        <text:p text:style-name="P3"><text:span text:style-name="Strong_20_Emphasis"><text:span text:style-name="T6">California Online Privacy Protection Act</text:span></text:span></text:p>
        <text:p text:style-name="P3"/>
        <text:p text:style-name="P4">CalOPPA is the first state law in the nation to require commercial websites and online services to post a privacy policy. The law's reach stretches well beyond California to require a person or company in the United States (and conceivably the world) that operates websites collecting personally identifiable information from California consumers to post a conspicuous privacy policy on its website stating exactly the information being collected and those individuals with whom it is being shared, and to comply with this policy. - See more at: http://consumercal.org/california-online-privacy-protection-act-caloppa/#sthash.0FdRbT51.dpuf</text:p>
        <text:p text:style-name="P3"><text:span text:style-name="T2"><text:line-break/></text:span><text:span text:style-name="Strong_20_Emphasis"><text:span text:style-name="T2">According to CalOPPA we agree to the following:</text:span></text:span></text:p>
        <text:p text:style-name="P4">Users can visit our site anonymously</text:p>
        <text:p text:style-name="P4">Once this privacy policy is created, we will add a link to it on our home page, or as a minimum on the first significant page after entering our website.</text:p>
        <text:p text:style-name="P4">Our Privacy Policy link includes the word 'Privacy', and can be easily be found on the page specified above.</text:p>
        <text:p text:style-name="P4"><text:line-break/>Users will be notified of any privacy policy changes:</text:p>
        <text:p text:style-name="P3"><text:span text:style-name="T10">      </text:span><text:span text:style-name="Strong_20_Emphasis"><text:span text:style-name="T10">•</text:span></text:span><text:span text:style-name="T10"> </text:span><text:span text:style-name="T2">On our Privacy Policy Page</text:span></text:p>
        <text:p text:style-name="P4">Users are able to change their personal information:</text:p>
        <text:p text:style-name="P3"><text:span text:style-name="T10">      </text:span><text:span text:style-name="Strong_20_Emphasis"><text:span text:style-name="T10">•</text:span></text:span><text:span text:style-name="T10"> </text:span><text:span text:style-name="T2">By calling us</text:span></text:p>
        <text:p text:style-name="P3"><text:span text:style-name="T2"><text:line-break/></text:span><text:span text:style-name="Strong_20_Emphasis"><text:span text:style-name="T6">How does our site handle do not track signals?</text:span></text:span></text:p>
        <text:p text:style-name="P4">We honor do not track signals and do not track, plant cookies, or use advertising when a Do Not Track (DNT) browser mechanism is in place.</text:p>
        <text:p text:style-name="P3"><text:span text:style-name="T2"><text:line-break/></text:span><text:soft-page-break/><text:span text:style-name="Strong_20_Emphasis"><text:span text:style-name="T6">Does our site allow third party behavioral tracking?</text:span></text:span></text:p>
        <text:p text:style-name="P4">It's also important to note that we do not allow third party behavioral tracking</text:p>
        <text:p text:style-name="P3"><text:bookmark text:name="coppAct"/></text:p>
        <text:p text:style-name="P3"><text:span text:style-name="Strong_20_Emphasis"><text:span text:style-name="T2">COPPA (Children Online Privacy Protection Act)</text:span></text:span></text:p>
        <text:p text:style-name="P3"/>
        <text:p text:style-name="P4">When it comes to the collection of personal information from children under 13, the Children's Online Privacy Protection Act (COPPA) puts parents in control. The Federal Trade Commission, the nation's consumer protection agency, enforces the COPPA Rule, which spells out what operators of websites and online services must do to protect children's privacy and safety online.</text:p>
        <text:p text:style-name="P4">We do not specifically market to children under 13.</text:p>
        <text:p text:style-name="P3"><text:bookmark text:name="ftcFip"/></text:p>
        <text:p text:style-name="P3"><text:span text:style-name="Strong_20_Emphasis"><text:span text:style-name="T2">Fair Information Practices</text:span></text:span></text:p>
        <text:p text:style-name="P3"/>
        <text:p text:style-name="P4">The Fair Information Practices Principles form the backbone of privacy law in the United States and the concepts they include have played a significant role in the development of data protection laws around the globe. Understanding the Fair Information Practice Principles and how they should be implemented is critical to comply with the various privacy laws that protect personal information.</text:p>
        <text:p text:style-name="P3"><text:span text:style-name="Strong_20_Emphasis"><text:span text:style-name="T2">In order to be in line with Fair Information Practices we will take the following responsive action, should a data breach occur:</text:span></text:span></text:p>
        <text:p text:style-name="P4">We will notify the users via in site notification</text:p>
        <text:p text:style-name="P3"><text:span text:style-name="T10">      </text:span><text:span text:style-name="Strong_20_Emphasis"><text:span text:style-name="T10">•</text:span></text:span><text:span text:style-name="T10"> </text:span><text:span text:style-name="T2">Within 7 business days</text:span></text:p>
        <text:p text:style-name="P4"><text:line-break/>We also agree to the individual redress principle, which requires that individuals have a right to pursue legally enforceable rights against data collectors and processors who fail to adhere to the law. This principle requires not only that individuals have enforceable rights against data users, but also that individuals have recourse to courts or a government agency to investigate and/or prosecute non-compliance by data processors.</text:p>
        <text:p text:style-name="P3"><text:bookmark text:name="canSpam"/></text:p>
        <text:p text:style-name="P3"><text:span text:style-name="Strong_20_Emphasis"><text:span text:style-name="T2">CAN SPAM Act</text:span></text:span></text:p>
        <text:p text:style-name="P3"/>
        <text:p text:style-name="P4">The CAN-SPAM Act is a law that sets the rules for commercial email, establishes requirements for commercial messages, gives recipients the right to have emails stopped from being sent to them, and spells out tough penalties for violations.</text:p>
        <text:p text:style-name="P3"><text:span text:style-name="Strong_20_Emphasis"><text:span text:style-name="T2">We collect your email address in order to:</text:span></text:span></text:p>
        <text:p text:style-name="P3"><text:span text:style-name="T10">      </text:span><text:span text:style-name="Strong_20_Emphasis"><text:span text:style-name="T10">•</text:span></text:span><text:span text:style-name="T10"> </text:span><text:span text:style-name="T2">Send information, respond to inquiries, and/or other requests or questions.</text:span></text:p>
        <text:p text:style-name="P3"><text:span text:style-name="T10">      </text:span><text:span text:style-name="Strong_20_Emphasis"><text:span text:style-name="T10">•</text:span></text:span><text:span text:style-name="T10"> </text:span><text:span text:style-name="T2">Process orders and to send information and updates pertaining to orders</text:span></text:p>
        <text:p text:style-name="P3"><text:span text:style-name="T10">      </text:span><text:span text:style-name="Strong_20_Emphasis"><text:span text:style-name="T10">•</text:span></text:span><text:span text:style-name="T10"> </text:span><text:span text:style-name="T2">We may also send you additional information related to your product and/or service.</text:span></text:p>
        <text:p text:style-name="P3"><text:span text:style-name="T10">      </text:span><text:span text:style-name="Strong_20_Emphasis"><text:span text:style-name="T10">•</text:span></text:span><text:span text:style-name="T10"> </text:span><text:span text:style-name="T2">Market to our mailing list or continue to send emails to our clients after the original transaction has occurred</text:span></text:p>
        <text:p text:style-name="P3"><text:span text:style-name="T2"><text:line-break/></text:span><text:span text:style-name="Strong_20_Emphasis"><text:span text:style-name="T2">To be in accordance with CANSPAM we agree to the following:</text:span></text:span></text:p>
        <text:p text:style-name="P3"><text:span text:style-name="T10">      </text:span><text:span text:style-name="Strong_20_Emphasis"><text:span text:style-name="T10">•</text:span></text:span><text:span text:style-name="T10"> </text:span><text:span text:style-name="T2">NOT use false, or misleading subjects or email addresses</text:span></text:p>
        <text:p text:style-name="P3"><text:span text:style-name="T10">      </text:span><text:span text:style-name="Strong_20_Emphasis"><text:span text:style-name="T10">•</text:span></text:span><text:span text:style-name="T10"> </text:span><text:span text:style-name="T2">Identify the message as an advertisement in some reasonable way</text:span></text:p>
        <text:p text:style-name="P3"><text:span text:style-name="T10">      </text:span><text:span text:style-name="Strong_20_Emphasis"><text:span text:style-name="T10">•</text:span></text:span><text:span text:style-name="T10"> </text:span><text:span text:style-name="T2">Include the physical address of our business or site headquarters</text:span></text:p>
        <text:p text:style-name="P3"><text:span text:style-name="T10">      </text:span><text:span text:style-name="Strong_20_Emphasis"><text:span text:style-name="T10">•</text:span></text:span><text:span text:style-name="T10"> </text:span><text:span text:style-name="T2">Monitor third party email marketing services for compliance, if one is used.</text:span></text:p>
        <text:p text:style-name="P3"><text:span text:style-name="T10">      </text:span><text:span text:style-name="Strong_20_Emphasis"><text:span text:style-name="T10">•</text:span></text:span><text:span text:style-name="T10"> </text:span><text:span text:style-name="T2">Honor opt-out/unsubscribe requests quickly</text:span></text:p>
        <text:p text:style-name="P3"><text:span text:style-name="T10">      </text:span><text:span text:style-name="Strong_20_Emphasis"><text:span text:style-name="T10">•</text:span></text:span><text:span text:style-name="T10"> </text:span><text:span text:style-name="T2">Allow users to unsubscribe by using the link at the bottom of each email</text:span></text:p>
        <text:p text:style-name="P3"><text:span text:style-name="Strong_20_Emphasis"><text:span text:style-name="T2"><text:line-break/>If at any time you would like to unsubscribe from receiving future emails, you can email us at</text:span></text:span></text:p>
        <text:p text:style-name="P3"><text:span text:style-name="T2">service@farrellequipment.com and we will promptly remove you from </text:span><text:span text:style-name="Strong_20_Emphasis"><text:span text:style-name="T2">ALL</text:span></text:span><text:span text:style-name="T2"> correspondence.</text:span></text:p>
        <text:p text:style-name="P3"><text:bookmark text:name="ourCon"/></text:p>
        <text:p text:style-name="P3"><text:span text:style-name="Strong_20_Emphasis"><text:span text:style-name="T2">Contacting Us</text:span></text:span></text:p>
        <text:p text:style-name="P3"><text:soft-page-break/></text:p>
        <text:p text:style-name="P4">If there are any questions regarding this privacy policy you may contact us using the information below.</text:p>
        <text:p text:style-name="P4">www.farrellequipment.com</text:p>
        <text:p text:style-name="P4">1510 N. Hastings Way</text:p>
        <text:p text:style-name="P4">Eau Claire</text:p>
        <text:p text:style-name="P4">Wisconsin</text:p>
        <text:p text:style-name="P4">54703</text:p>
        <text:p text:style-name="P4">USA</text:p>
        <text:p text:style-name="P4">service@farrellequipment.com</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09T08:31:08.23</meta:creation-date>
    <meta:print-date>2015-04-09T09:19:15.50</meta:print-date>
    <meta:document-statistic meta:table-count="0" meta:image-count="0" meta:object-count="0" meta:page-count="4" meta:paragraph-count="77" meta:word-count="1345" meta:character-count="8480"/>
    <dc:date>2015-04-09T09:32:53.44</dc:date>
    <meta:editing-duration>PT46M34S</meta:editing-duration>
    <meta:editing-cycles>1</meta:editing-cycles>
    <meta:generator>OpenOffice/4.1.1$Win32 OpenOffice.org_project/411m6$Build-9775</meta:generator>
  </office:meta>
</office:document-meta>
</file>